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top" draw:auto-grow-height="false" fo:min-height="6.85cm" fo:min-width="24.1cm"/>
    </style:style>
    <style:style style:name="gr2" style:family="graphic" style:parent-style-name="standard">
      <style:graphic-properties draw:fill-color="#eeeeee" draw:textarea-horizontal-align="justify" draw:textarea-vertical-align="bottom" draw:auto-grow-height="false" fo:min-height="7.45cm" fo:min-width="24.1cm"/>
    </style:style>
    <style:style style:name="gr3" style:family="graphic" style:parent-style-name="standard">
      <style:graphic-properties draw:fill-color="#ccff00" draw:textarea-horizontal-align="justify" draw:textarea-vertical-align="middle" draw:auto-grow-height="false" fo:min-height="1.75cm" fo:min-width="3.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dddddd" draw:textarea-horizontal-align="justify" draw:textarea-vertical-align="top" draw:auto-grow-height="false" fo:min-height="1.85cm" fo:min-width="24cm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0.85cm" fo:min-width="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ccff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dddddd"/>
      <style:paragraph-properties fo:text-align="start"/>
      <style:text-properties fo:font-size="7pt" style:font-size-asian="7pt" style:font-size-complex="7pt"/>
    </style:style>
    <style:style style:name="P7" style:family="paragraph">
      <style:text-properties fo:font-size="10pt"/>
    </style:style>
    <style:style style:name="P8" style:family="paragraph">
      <loext:graphic-properties draw:fill="none" draw:fill-color="#ffffff"/>
      <style:text-properties fo:font-size="10pt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4.6cm" svg:height="7.1cm" svg:x="1.5cm" svg:y="1.3cm">
          <text:p text:style-name="P1">Active pan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4.6cm" svg:height="7.7cm" svg:x="1.5cm" svg:y="8.6cm">
          <text:p text:style-name="P1">Inactive pan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cm" svg:height="2cm" svg:x="1.6cm" svg:y="17.3cm">
          <text:p text:style-name="P1">Player 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cm" svg:height="2cm" svg:x="5.9cm" svg:y="17.3cm">
          <text:p text:style-name="P1">Player 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cm" svg:height="2cm" svg:x="10.3cm" svg:y="17.3cm">
          <text:p text:style-name="P1">Player 3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cm" svg:height="2cm" svg:x="14.6cm" svg:y="17.3cm">
          <text:p text:style-name="P1">Player 4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.5cm" svg:y1="6.4cm" svg:x2="26.1cm" svg:y2="6.4cm">
          <text:p/>
        </draw:line>
        <draw:line draw:style-name="gr4" draw:text-style-name="P4" draw:layer="layout" svg:x1="1.5cm" svg:y1="6.6cm" svg:x2="26.1cm" svg:y2="6.6cm">
          <text:p/>
        </draw:line>
        <draw:line draw:style-name="gr4" draw:text-style-name="P4" draw:layer="layout" svg:x1="1.5cm" svg:y1="6.8cm" svg:x2="26.1cm" svg:y2="6.8cm">
          <text:p/>
        </draw:line>
        <draw:line draw:style-name="gr4" draw:text-style-name="P4" draw:layer="layout" svg:x1="1.5cm" svg:y1="6.2cm" svg:x2="26.1cm" svg:y2="6.2cm">
          <text:p/>
        </draw:line>
        <draw:line draw:style-name="gr4" draw:text-style-name="P4" draw:layer="layout" svg:x1="1.5cm" svg:y1="6cm" svg:x2="26.1cm" svg:y2="6cm">
          <text:p/>
        </draw:line>
        <draw:custom-shape draw:style-name="gr5" draw:text-style-name="P6" draw:layer="layout" svg:width="24.5cm" svg:height="2.1cm" svg:x="1.5cm" svg:y="2.1cm">
          <text:p text:style-name="P5"><text:span text:style-name="T1">bb</text:span></text:p>
          <text:p text:style-name="P5"><text:span text:style-name="T1">ob</text:span></text:p>
          <text:p text:style-name="P5"><text:span text:style-name="T1">msp</text:span></text:p>
          <text:p text:style-name="P5"><text:span text:style-name="T1">sp</text:span></text:p>
          <text:p text:style-name="P5"><text:span text:style-name="T1">ord</text:span></text:p>
          <text:p text:style-name="P5"><text:span text:style-name="T1">st</text:span><text:span text:style-name="T1"><text:line-break/></text:span><text:span text:style-name="T1">mst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2.2cm" svg:y1="2.6cm" svg:x2="26cm" svg:y2="2.6cm">
          <text:p/>
        </draw:line>
        <draw:custom-shape draw:style-name="gr6" draw:text-style-name="P6" draw:layer="layout" svg:width="24.5cm" svg:height="1.1cm" svg:x="1.5cm" svg:y="7.3cm">
          <text:p text:style-name="P5"><text:span text:style-name="T1">fff</text:span></text:p>
          <text:p text:style-name="P5"><text:span text:style-name="T1">mf</text:span></text:p>
          <text:p text:style-name="P5"><text:span text:style-name="T1">ppp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4.5cm" svg:height="1.1cm" svg:x="1.5cm" svg:y="4.2cm">
          <text:p text:style-name="P5"><text:span text:style-name="T1">fast</text:span></text:p>
          <text:p text:style-name="P5"><text:span text:style-name="T1">ord</text:span></text:p>
          <text:p text:style-name="P5"><text:span text:style-name="T1">slow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.145cm" svg:height="0.645cm" draw:transform="rotate (1.5707963267949) translate (0.955cm 4.545cm)">
          <draw:text-box>
            <text:p text:style-name="P7">bow</text:p>
          </draw:text-box>
        </draw:frame>
        <draw:frame draw:style-name="gr7" draw:text-style-name="P8" draw:layer="layout" svg:width="1.243cm" svg:height="0.645cm" draw:transform="rotate (1.5707963267949) translate (0.855cm 6.9cm)">
          <draw:text-box>
            <text:p text:style-name="P7">pitch</text:p>
          </draw:text-box>
        </draw:frame>
        <draw:frame draw:style-name="gr7" draw:text-style-name="P8" draw:layer="layout" svg:width="1.069cm" svg:height="0.645cm" draw:transform="rotate (1.5707963267949) translate (0.855cm 8.5cm)">
          <draw:text-box>
            <text:p text:style-name="P7">dy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9T17:51:00.468821638</meta:creation-date>
    <dc:date>2019-10-04T11:05:37.657702311</dc:date>
    <meta:editing-duration>PT34M58S</meta:editing-duration>
    <meta:editing-cycles>3</meta:editing-cycles>
    <meta:generator>LibreOffice/6.0.5.2$MacOSX_X86_64 LibreOffice_project/54c8cbb85f300ac59db32fe8a675ff7683cd5a16</meta:generator>
    <meta:document-statistic meta:object-count="18"/>
  </office:meta>
</office:document-meta>
</file>